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3678" officeooo:paragraph-rsid="00003678"/>
    </style:style>
    <style:style style:name="P2" style:family="paragraph" style:parent-style-name="Standard">
      <style:text-properties fo:language="de" fo:country="DE" officeooo:rsid="00003678" officeooo:paragraph-rsid="0000f6f7"/>
    </style:style>
    <style:style style:name="P3" style:family="paragraph" style:parent-style-name="Standard">
      <style:text-properties fo:language="de" fo:country="DE" officeooo:rsid="00003678" officeooo:paragraph-rsid="000372ac"/>
    </style:style>
    <style:style style:name="P4" style:family="paragraph" style:parent-style-name="Standard">
      <style:text-properties fo:language="de" fo:country="DE" officeooo:rsid="00003678" officeooo:paragraph-rsid="0004e3ff"/>
    </style:style>
    <style:style style:name="P5" style:family="paragraph" style:parent-style-name="Standard">
      <style:text-properties fo:language="de" fo:country="DE" officeooo:rsid="0000f6f7" officeooo:paragraph-rsid="0000f6f7"/>
    </style:style>
    <style:style style:name="P6" style:family="paragraph" style:parent-style-name="Standard">
      <style:text-properties fo:language="de" fo:country="DE" officeooo:rsid="0000f6f7" officeooo:paragraph-rsid="0001adf5"/>
    </style:style>
    <style:style style:name="P7" style:family="paragraph" style:parent-style-name="Standard">
      <style:text-properties fo:language="de" fo:country="DE" officeooo:rsid="0001adf5" officeooo:paragraph-rsid="0001adf5"/>
    </style:style>
    <style:style style:name="P8" style:family="paragraph" style:parent-style-name="Standard">
      <style:text-properties fo:language="de" fo:country="DE" officeooo:rsid="0001adf5" officeooo:paragraph-rsid="000372ac"/>
    </style:style>
    <style:style style:name="P9" style:family="paragraph" style:parent-style-name="Standard">
      <style:text-properties fo:language="de" fo:country="DE" officeooo:rsid="0004e3ff" officeooo:paragraph-rsid="0004e3ff"/>
    </style:style>
    <style:style style:name="P10" style:family="paragraph" style:parent-style-name="Table_20_Contents">
      <style:text-properties fo:language="de" fo:country="DE" officeooo:rsid="00003678" officeooo:paragraph-rsid="0001adf5"/>
    </style:style>
    <style:style style:name="P11" style:family="paragraph" style:parent-style-name="Table_20_Contents">
      <style:text-properties fo:language="de" fo:country="DE" officeooo:rsid="00003678" officeooo:paragraph-rsid="000372ac"/>
    </style:style>
    <style:style style:name="P12" style:family="paragraph" style:parent-style-name="Table_20_Contents">
      <style:text-properties fo:language="de" fo:country="DE" officeooo:rsid="000372ac" officeooo:paragraph-rsid="000372ac"/>
    </style:style>
    <style:style style:name="P13" style:family="paragraph" style:parent-style-name="Table_20_Contents">
      <style:text-properties fo:language="de" fo:country="DE" officeooo:rsid="0004e3ff" officeooo:paragraph-rsid="0004e3ff"/>
    </style:style>
    <style:style style:name="P14" style:family="paragraph" style:parent-style-name="Standard">
      <style:text-properties fo:language="de" fo:country="DE" officeooo:rsid="00003678" officeooo:paragraph-rsid="0001adf5"/>
    </style:style>
    <style:style style:name="P15" style:family="paragraph" style:parent-style-name="Standard">
      <style:text-properties fo:language="de" fo:country="DE" officeooo:rsid="0000f6f7" officeooo:paragraph-rsid="000372ac"/>
    </style:style>
    <style:style style:name="P16" style:family="paragraph" style:parent-style-name="Standard">
      <style:text-properties fo:language="de" fo:country="DE" officeooo:rsid="0000f6f7" officeooo:paragraph-rsid="0000f6f7"/>
    </style:style>
    <style:style style:name="P17" style:family="paragraph" style:parent-style-name="Standard">
      <style:text-properties fo:language="de" fo:country="DE" officeooo:rsid="0000f6f7" officeooo:paragraph-rsid="00054b30"/>
    </style:style>
    <style:style style:name="P18" style:family="paragraph" style:parent-style-name="Standard">
      <style:text-properties fo:language="de" fo:country="DE" officeooo:rsid="000372ac" officeooo:paragraph-rsid="000372ac"/>
    </style:style>
    <style:style style:name="P19" style:family="paragraph" style:parent-style-name="Standard">
      <style:text-properties fo:language="de" fo:country="DE" officeooo:rsid="0001adf5" officeooo:paragraph-rsid="00054b30"/>
    </style:style>
    <style:style style:name="T1" style:family="text">
      <style:text-properties officeooo:rsid="0000f6f7"/>
    </style:style>
    <style:style style:name="T2" style:family="text">
      <style:text-properties officeooo:rsid="000372ac"/>
    </style:style>
    <style:style style:name="T3" style:family="text">
      <style:text-properties officeooo:rsid="0004e3ff"/>
    </style:style>
    <style:style style:name="Sect1" style:family="section">
      <style:section-properties text:dont-balance-text-columns="false" style:editable="false">
        <style:columns fo:column-count="2">
          <style:column style:rel-width="2125*" fo:start-indent="0cm" fo:end-indent="0.249cm"/>
          <style:column style:rel-width="7513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sen</text:p>
      <text:p text:style-name="P9">Vielen Dank für deine Hilfe für eine freie Weltkarte für alle</text:p>
      <text:p text:style-name="P1"/>
      <text:p text:style-name="P1">Name: ___________________________</text:p>
      <text:p text:style-name="P1">Küche (z.B. Pizza, italienisch) : _________________________________________</text:p>
      <text:p text:style-name="P5">Betreiber: _______________________________</text:p>
      <text:p text:style-name="P17">Website: ___________________________</text:p>
      <text:p text:style-name="P17">Telefon: ___________________________</text:p>
      <text:p text:style-name="P5"/>
      <text:p text:style-name="P1">Adresse:</text:p>
      <text:p text:style-name="P2">_______________________</text:p>
      <text:p text:style-name="P2">_______________________</text:p>
      <text:p text:style-name="P2">_______________________</text:p>
      <text:p text:style-name="P6"/>
      <text:section text:style-name="Sect1" text:name="Section1">
        <text:p text:style-name="P10">Lieferung</text:p>
        <text:p text:style-name="P14">Takeaway</text:p>
        <text:p text:style-name="P10">glutenfrei</text:p>
        <text:p text:style-name="P10">laktosefrei</text:p>
        <text:p text:style-name="P10">vegetarisch</text:p>
        <text:p text:style-name="P10">vegan</text:p>
        <text:p text:style-name="P11">halal</text:p>
        <text:p text:style-name="P11">koscher</text:p>
        <text:p text:style-name="P15">Rollstuhlgerecht</text:p>
        <text:p text:style-name="P8">Internet </text:p>
        <text:p text:style-name="P18">Wickeltisch</text:p>
        <text:p text:style-name="P12">Hochstuhl</text:p>
        <text:p text:style-name="P13">Außenbereich</text:p>
        <text:p text:style-name="P13">Toiletten</text:p>
        <text:p text:style-name="P13">→ für Rollstühle</text:p>
        <text:p text:style-name="P3">□ <text:span text:style-name="T1">Ja <text:s text:c="2"/>□ Nein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eingeschränkt (handbreite Stufe oder nur mache Bereiche)</text:span></text:p>
        <text:p text:style-name="P8">□ Ja <text:s text:c="2"/>□ Nein <text:s text:c="2"/>□ WLAN <text:s text:c="2"/>□ Kabel</text:p>
        <text:p text:style-name="P3">□ <text:span text:style-name="T1">Ja <text:s text:c="2"/>□ Nein <text:s text:c="2"/></text:span><text:span text:style-name="T3">Ort: ________________________</text:span></text:p>
        <text:p text:style-name="P3">□ <text:span text:style-name="T1">Ja <text:s text:c="2"/>□ Nein</text:span></text:p>
        <text:p text:style-name="P4">□ <text:span text:style-name="T1">Ja <text:s text:c="2"/>□ Nein</text:span></text:p>
        <text:p text:style-name="P4">□ <text:span text:style-name="T1">Ja <text:s text:c="2"/>□ Nein</text:span></text:p>
        <text:p text:style-name="P4">□ <text:span text:style-name="T1">Ja <text:s text:c="2"/>□ Nein</text:span></text:p>
      </text:section>
      <text:p text:style-name="P7"/>
      <text:p text:style-name="P19">Öffnungszeiten: </text:p>
      <text:p text:style-name="P19">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09T15:30:32.152215952</dc:date>
    <meta:editing-duration>PT11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3" meta:word-count="137" meta:character-count="1209" meta:non-whitespace-character-count="1061"/>
  </office:meta>
</office:document-meta>
</file>